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ther_test" table:style-name="ta1" table:print="false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inst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x</text:p>
          </table:table-cell>
          <table:table-cell office:value-type="string">
            <text:p>prodXY</text:p>
          </table:table-cell>
          <table:table-cell office:value-type="string">
            <text:p>sumxXsumY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formula="of:=[.C5]*[.C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714">
            <text:p>714</text:p>
          </table:table-cell>
          <table:table-cell table:formula="of:=[.C6]*[.C6]" office:value-type="float" office:value="250000">
            <text:p>2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673">
            <text:p>673</text:p>
          </table:table-cell>
          <table:table-cell table:formula="of:=[.C7]*[.C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office:value-type="float" office:value="631">
            <text:p>631</text:p>
          </table:table-cell>
          <table:table-cell table:formula="of:=[.C8]*[.C8]" office:value-type="float" office:value="2250000">
            <text:p>22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0">
            <text:p>2000</text:p>
          </table:table-cell>
          <table:table-cell office:value-type="float" office:value="594">
            <text:p>594</text:p>
          </table:table-cell>
          <table:table-cell table:formula="of:=[.C9]*[.C9]" office:value-type="float" office:value="4000000">
            <text:p>4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0">
            <text:p>2500</text:p>
          </table:table-cell>
          <table:table-cell office:value-type="float" office:value="563">
            <text:p>563</text:p>
          </table:table-cell>
          <table:table-cell table:formula="of:=[.C10]*[.C10]" office:value-type="float" office:value="6250000">
            <text:p>6250000</text:p>
          </table:table-cell>
          <table:table-cell table:number-columns-repeated="2"/>
          <table:table-cell office:value-type="string">
            <text:p>avg x</text:p>
          </table:table-cell>
          <table:table-cell office:value-type="string">
            <text:p>avg y</text:p>
          </table:table-cell>
        </table:table-row>
        <table:table-row table:style-name="ro1">
          <table:table-cell/>
          <table:table-cell office:value-type="string">
            <text:p>sum</text:p>
          </table:table-cell>
          <table:table-cell table:formula="of:=SUM([.C5:.C10])" office:value-type="float" office:value="7500">
            <text:p>7500</text:p>
          </table:table-cell>
          <table:table-cell table:formula="of:=SUM([.D5:.D10])" office:value-type="float" office:value="3935">
            <text:p>3935</text:p>
          </table:table-cell>
          <table:table-cell table:formula="of:=SUM([.E5:.E10])" office:value-type="float" office:value="13750000">
            <text:p>13750000</text:p>
          </table:table-cell>
          <table:table-cell table:formula="of:=[.C11]*[.D11]" office:value-type="float" office:value="29512500">
            <text:p>29512500</text:p>
          </table:table-cell>
          <table:table-cell table:formula="of:=[.C11]*[.D11]" office:value-type="float" office:value="29512500">
            <text:p>29512500</text:p>
          </table:table-cell>
          <table:table-cell table:formula="of:=[.C11]/[.A5]" office:value-type="float" office:value="1250">
            <text:p>1250</text:p>
          </table:table-cell>
          <table:table-cell table:formula="of:=[.D11]/[.A5]" office:value-type="float" office:value="655.833333333333">
            <text:p>655.8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top</text:p>
          </table:table-cell>
          <table:table-cell office:value-type="string">
            <text:p>botto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m</text:p>
          </table:table-cell>
          <table:table-cell table:formula="of:=([.F11]-([.C11]*([.D11]/[.A5])))" office:value-type="float" office:value="24593750">
            <text:p>24593750</text:p>
          </table:table-cell>
          <table:table-cell table:formula="of:=([.E11]-([.C11]*([.C11]/[.A5])))" office:value-type="float" office:value="4375000">
            <text:p>4375000</text:p>
          </table:table-cell>
          <table:table-cell table:formula="of:=[.F15]/[.G15]" office:value-type="float" office:value="5.62142857142857">
            <text:p>5.6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table:formula="of:=([.D11]/[.A5])-(([.C11]/[.A5])*[.H15])" office:value-type="float" office:value="-6370.95238095238">
            <text:p>-6370.9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y</text:p>
          </table:table-cell>
          <table:table-cell office:value-type="string">
            <text:p>=</text:p>
          </table:table-cell>
          <table:table-cell office:value-type="string">
            <text:p>mx</text:p>
          </table:table-cell>
          <table:table-cell office:value-type="string">
            <text:p>+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'<text:a xlink:href="https://www.easycalculation.com/analytical/learn-least-square-regression.php">https://www.easycalculation.com/analytical/learn-least-square-regression.php</text:a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lope = (NΣXY - (ΣX)(ΣY)) / (NΣX2 – (ΣX)2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LOPE</text:p>
          </table:table-cell>
          <table:table-cell table:formula="of:=([.A5]*[.G11] - ([.C11])*([.D11])) / ([.A5]*[.E11]-([.C11]*[.C11]))" office:value-type="float" office:value="5.62142857142857">
            <text:p>5.62</text:p>
          </table:table-cell>
          <table:table-cell table:number-columns-repeated="4"/>
        </table:table-row>
      </table:table>
      <table:table table:name="Data" table:style-name="ta1" table:print="false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inst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x</text:p>
          </table:table-cell>
          <table:table-cell office:value-type="string">
            <text:p>prodXY</text:p>
          </table:table-cell>
          <table:table-cell office:value-type="string">
            <text:p>sumxXsumY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office:value-type="float" office:value="761">
            <text:p>761</text:p>
          </table:table-cell>
          <table:table-cell table:formula="of:=[.C5]*[.C5]" office:value-type="float" office:value="400">
            <text:p>4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.5">
            <text:p>31.5</text:p>
          </table:table-cell>
          <table:table-cell office:value-type="float" office:value="817">
            <text:p>817</text:p>
          </table:table-cell>
          <table:table-cell table:formula="of:=[.C6]*[.C6]" office:value-type="float" office:value="992.25">
            <text:p>992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874">
            <text:p>874</text:p>
          </table:table-cell>
          <table:table-cell table:formula="of:=[.C7]*[.C7]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.8">
            <text:p>71.8</text:p>
          </table:table-cell>
          <table:table-cell office:value-type="float" office:value="917">
            <text:p>917</text:p>
          </table:table-cell>
          <table:table-cell table:formula="of:=[.C8]*[.C8]" office:value-type="float" office:value="5155.24">
            <text:p>5155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.3">
            <text:p>91.3</text:p>
          </table:table-cell>
          <table:table-cell office:value-type="float" office:value="1018">
            <text:p>1018</text:p>
          </table:table-cell>
          <table:table-cell table:formula="of:=[.C9]*[.C9]" office:value-type="float" office:value="8335.69">
            <text:p>8335.6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avg x</text:p>
          </table:table-cell>
          <table:table-cell office:value-type="string">
            <text:p>avg y</text:p>
          </table:table-cell>
        </table:table-row>
        <table:table-row table:style-name="ro1">
          <table:table-cell/>
          <table:table-cell office:value-type="string">
            <text:p>sum</text:p>
          </table:table-cell>
          <table:table-cell table:formula="of:=SUM([.C5:.C10])" office:value-type="float" office:value="264.6">
            <text:p>264.6</text:p>
          </table:table-cell>
          <table:table-cell table:formula="of:=SUM([.D5:.D10])" office:value-type="float" office:value="4387">
            <text:p>4387</text:p>
          </table:table-cell>
          <table:table-cell table:formula="of:=SUM([.E5:.E10])" office:value-type="float" office:value="17383.18">
            <text:p>17383.18</text:p>
          </table:table-cell>
          <table:table-cell table:formula="of:=[.C11]*[.D11]" office:value-type="float" office:value="1160800.2">
            <text:p>1160800.2</text:p>
          </table:table-cell>
          <table:table-cell table:formula="of:=[.C11]*[.D11]" office:value-type="float" office:value="1160800.2">
            <text:p>1160800.2</text:p>
          </table:table-cell>
          <table:table-cell table:formula="of:=[.C11]/[.A5]" office:value-type="float" office:value="52.92">
            <text:p>52.92</text:p>
          </table:table-cell>
          <table:table-cell table:formula="of:=[.D11]/[.A5]" office:value-type="float" office:value="877.4">
            <text:p>877.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top</text:p>
          </table:table-cell>
          <table:table-cell office:value-type="string">
            <text:p>botto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m</text:p>
          </table:table-cell>
          <table:table-cell table:formula="of:=([.F11]-([.C11]*([.D11]/[.A5])))" office:value-type="float" office:value="928640.16">
            <text:p>928640.16</text:p>
          </table:table-cell>
          <table:table-cell table:formula="of:=([.E11]-([.C11]*([.C11]/[.A5])))" office:value-type="float" office:value="3380.548">
            <text:p>3380.55</text:p>
          </table:table-cell>
          <table:table-cell table:formula="of:=[.F15]/[.G15]" office:value-type="float" office:value="274.701072133867">
            <text:p>274.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table:formula="of:=([.D11]/[.A5])-(([.C11]/[.A5])*[.H15])" office:value-type="float" office:value="-13659.7807373243">
            <text:p>-13659.78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y</text:p>
          </table:table-cell>
          <table:table-cell office:value-type="string">
            <text:p>=</text:p>
          </table:table-cell>
          <table:table-cell office:value-type="string">
            <text:p>mx</text:p>
          </table:table-cell>
          <table:table-cell office:value-type="string">
            <text:p>+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'<text:a xlink:href="https://www.easycalculation.com/analytical/learn-least-square-regression.php">https://www.easycalculation.com/analytical/learn-least-square-regression.php</text:a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lope = (NΣXY - (ΣX)(ΣY)) / (NΣX2 – (ΣX)2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LOPE</text:p>
          </table:table-cell>
          <table:table-cell table:formula="of:=([.A5]*[.G11] - ([.C11])*([.D11])) / ([.A5]*[.E11]-([.C11]*[.C11]))" office:value-type="float" office:value="274.701072133867">
            <text:p>274.7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5/31/2016</text:date>, <text:time>05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3M25S</meta:editing-duration>
    <meta:editing-cycles>9</meta:editing-cycles>
    <meta:generator>OpenOffice/4.1.2$Win32 OpenOffice.org_project/412m3$Build-9782</meta:generator>
    <dc:date>2016-05-31T05:28:45.52</dc:date>
    <dc:creator>Mauricio S. Perez</dc:creator>
    <meta:document-statistic meta:table-count="2" meta:cell-count="105" meta:object-count="0"/>
    <meta:user-defined meta:name="Info 1"/>
    <meta:user-defined meta:name="Info 2"/>
    <meta:user-defined meta:name="Info 3"/>
    <meta:user-defined meta:name="Info 4"/>
  </office:meta>
</office:document-meta>
</file>